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MyPrivateStorage/Layout" manifest:media-type=""/>
  <manifest:file-entry manifest:full-path="MyPrivateStorage/" manifest:media-type="vnd.MyVendor.MyProject.StorageType"/>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roman"/>
    <style:font-face style:name="Liberation Serif1" svg:font-family="'Liberation Serif'" style:font-family-generic="roman"/>
    <style:font-face style:name="Times New Roman" svg:font-family="'Times New Roman'" style:font-family-generic="system"/>
    <style:font-face style:name="Wingdings" svg:font-family="Wingdings" style:font-family-generic="system"/>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ext-properties fo:color="#999999" fo:font-size="10pt" officeooo:paragraph-rsid="000a66e1" style:font-size-asian="10pt" style:font-size-complex="10pt"/>
    </style:style>
    <style:style style:name="P2"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ext-properties fo:color="#999999" style:font-name="Calibri" fo:font-size="10pt" fo:language="fr" fo:country="FR" officeooo:rsid="000a66e1" officeooo:paragraph-rsid="000a66e1"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e3789" officeooo:paragraph-rsid="009e378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4"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a60340" officeooo:paragraph-rsid="00a60340"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5"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a60340" officeooo:paragraph-rsid="00a9c99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6"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a60340" officeooo:paragraph-rsid="00aaa7a5"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7"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a60340" officeooo:paragraph-rsid="00abd875"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8"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aaa7a5" officeooo:paragraph-rsid="00ab19a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9"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a99b58" officeooo:paragraph-rsid="00af9f9e"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0"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50ddf2" officeooo:paragraph-rsid="00a99b58"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1"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95379" officeooo:paragraph-rsid="00af9f9e"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2"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rsid="00a99b58" officeooo:paragraph-rsid="00abeeb3"/>
    </style:style>
    <style:style style:name="P13"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rsid="00a99b58" officeooo:paragraph-rsid="00a99b58"/>
    </style:style>
    <style:style style:name="P14"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rsid="00a99b58" officeooo:paragraph-rsid="00af9f9e"/>
    </style:style>
    <style:style style:name="P15"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rsid="00a99b58" officeooo:paragraph-rsid="00b11ce0"/>
    </style:style>
    <style:style style:name="P16"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a087af" officeooo:paragraph-rsid="00aee04d"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7"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a087af" officeooo:paragraph-rsid="00af9f9e"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8"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a087af" officeooo:paragraph-rsid="00b11ce0"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9"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af9f9e" officeooo:paragraph-rsid="00af9f9e"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0"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b11ce0" officeooo:paragraph-rsid="00b11ce0"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1" style:family="paragraph" style:parent-style-name="Standard">
      <style:paragraph-properties fo:margin-left="0cm" fo:margin-right="0cm" fo:margin-top="0cm" fo:margin-bottom="0cm" style:contextual-spacing="false" fo:line-height="107%" fo:text-align="center" style:justify-single-word="false" fo:orphans="2" fo:widows="2" fo:text-indent="0cm" style:auto-text-indent="false" style:vertical-align="auto"/>
      <style:text-properties style:font-name="Calibri" fo:font-size="14pt" fo:language="fr" fo:country="FR" fo:font-weight="normal" officeooo:paragraph-rsid="00b1c7a6" style:font-size-asian="14pt" style:language-asian="en" style:country-asian="US" style:font-weight-asian="normal" style:font-name-complex="Times New Roman" style:font-size-complex="14pt" style:language-complex="ar" style:country-complex="SA" style:font-weight-complex="normal"/>
    </style:style>
    <style:style style:name="P22"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font-weight="normal" officeooo:rsid="00a99b58" officeooo:paragraph-rsid="00b11ce0" style:font-weight-asian="normal" style:font-weight-complex="normal"/>
    </style:style>
    <style:style style:name="P23" style:family="paragraph" style:parent-style-name="Standard">
      <style:paragraph-properties fo:margin-left="0cm" fo:margin-right="0cm" fo:margin-top="0cm" fo:margin-bottom="0cm" style:contextual-spacing="false" fo:line-height="107%" fo:text-align="center" style:justify-single-word="false" fo:orphans="2" fo:widows="2" fo:text-indent="0cm" style:auto-text-indent="false" style:vertical-align="auto"/>
      <style:text-properties fo:font-size="13pt" officeooo:paragraph-rsid="00b1c7a6" style:font-size-asian="13pt" style:font-size-complex="13pt"/>
    </style:style>
    <style:style style:name="P24" style:family="paragraph" style:parent-style-name="Standard" style:master-page-name="">
      <style:paragraph-properties fo:margin-left="0cm" fo:margin-right="0cm" fo:margin-top="0cm" fo:margin-bottom="0cm" style:contextual-spacing="false" fo:line-height="107%" fo:text-align="justify" style:justify-single-word="false" fo:orphans="2" fo:widows="2" fo:text-indent="0cm" style:auto-text-indent="false" style:page-number="auto"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a60340" officeooo:paragraph-rsid="00a99b58"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5" style:family="paragraph" style:parent-style-name="List_20_Paragraph">
      <style:paragraph-properties fo:margin-left="0cm" fo:margin-right="0cm" fo:margin-top="0cm" fo:margin-bottom="0.282cm" style:contextual-spacing="true" fo:text-align="justify" style:justify-single-word="false" fo:text-indent="0cm" style:auto-text-indent="false"/>
      <style:text-properties fo:language="fr" fo:country="FR" fo:font-weight="normal" officeooo:rsid="000bb673" officeooo:paragraph-rsid="00a099bf" style:font-weight-asian="normal" style:font-weight-complex="normal"/>
    </style:style>
    <style:style style:name="P26" style:family="paragraph" style:parent-style-name="List_20_Paragraph">
      <style:paragraph-properties fo:margin-left="0cm" fo:margin-right="0cm" fo:margin-top="0cm" fo:margin-bottom="0.282cm" style:contextual-spacing="true" fo:text-align="justify" style:justify-single-word="false" fo:text-indent="0cm" style:auto-text-indent="false"/>
      <style:text-properties fo:language="fr" fo:country="FR" fo:font-weight="normal" officeooo:rsid="00a099bf" officeooo:paragraph-rsid="00a099bf" style:font-weight-asian="normal" style:font-weight-complex="normal"/>
    </style:style>
    <style:style style:name="P27" style:family="paragraph" style:parent-style-name="Footer">
      <style:text-properties fo:color="#999999" style:font-name="Calibri1" fo:font-size="11pt" officeooo:rsid="000a66e1" officeooo:paragraph-rsid="00b1c7a6" style:font-size-asian="11pt" style:font-size-complex="11pt"/>
    </style:style>
    <style:style style:name="P28" style:family="paragraph" style:parent-style-name="Standard">
      <style:paragraph-properties fo:margin-left="0.72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7e0021" style:text-outline="false" style:text-line-through-style="none" style:text-line-through-type="none" style:font-name="Calibri" fo:font-size="11pt" fo:language="fr" fo:country="FR" fo:font-style="normal" fo:text-shadow="none" style:text-underline-style="none" fo:font-weight="normal" officeooo:rsid="00a9c999" officeooo:paragraph-rsid="00a9c99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9" style:family="paragraph" style:parent-style-name="List_20_Paragraph">
      <style:paragraph-properties fo:margin-left="0.72cm" fo:margin-right="0cm" fo:margin-top="0cm" fo:margin-bottom="0.282cm" style:contextual-spacing="true" fo:text-align="justify" style:justify-single-word="false" fo:text-indent="0cm" style:auto-text-indent="false"/>
      <style:text-properties fo:language="fr" fo:country="FR" fo:font-weight="normal" officeooo:rsid="00a099bf" officeooo:paragraph-rsid="00a099bf" style:font-weight-asian="normal" style:font-weight-complex="normal"/>
    </style:style>
    <style:style style:name="P30" style:family="paragraph" style:parent-style-name="List_20_Paragraph">
      <style:paragraph-properties fo:margin-left="0.72cm" fo:margin-right="0cm" fo:margin-top="0cm" fo:margin-bottom="0.282cm" style:contextual-spacing="true" fo:text-align="justify" style:justify-single-word="false" fo:text-indent="0cm" style:auto-text-indent="false"/>
      <style:text-properties fo:language="fr" fo:country="FR" fo:font-weight="normal" officeooo:rsid="00a45d21" officeooo:paragraph-rsid="00a45d21" style:font-weight-asian="normal" style:font-weight-complex="normal"/>
    </style:style>
    <style:style style:name="P31" style:family="paragraph" style:parent-style-name="List_20_Paragraph">
      <style:paragraph-properties fo:margin-top="0cm" fo:margin-bottom="0.282cm" style:contextual-spacing="true" fo:text-align="center" style:justify-single-word="false"/>
      <style:text-properties officeooo:paragraph-rsid="00a099bf"/>
    </style:style>
    <style:style style:name="P32" style:family="paragraph" style:parent-style-name="List_20_Paragraph">
      <style:paragraph-properties fo:margin-top="0cm" fo:margin-bottom="0.282cm" style:contextual-spacing="true" fo:text-align="center" style:justify-single-word="false"/>
      <style:text-properties officeooo:paragraph-rsid="00b1c7a6"/>
    </style:style>
    <style:style style:name="P33" style:family="paragraph" style:parent-style-name="List_20_Paragraph">
      <style:paragraph-properties fo:margin-top="0cm" fo:margin-bottom="0.282cm" style:contextual-spacing="true" fo:text-align="center" style:justify-single-word="false"/>
      <style:text-properties style:text-underline-style="solid" style:text-underline-width="auto" style:text-underline-color="font-color" officeooo:paragraph-rsid="00b1c7a6"/>
    </style:style>
    <style:style style:name="P34"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a087af" officeooo:paragraph-rsid="00aee04d"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35"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a087af" officeooo:paragraph-rsid="00ba499d"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36"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b11ce0" officeooo:paragraph-rsid="00af9f9e" fo:background-color="transparent"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37"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a60340" officeooo:paragraph-rsid="00b81927"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38"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rsid="00a087af" officeooo:paragraph-rsid="00b627d1"/>
    </style:style>
    <style:style style:name="P39"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rsid="00a087af" officeooo:paragraph-rsid="00b81927"/>
    </style:style>
    <style:style style:name="P40"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rsid="00a087af" officeooo:paragraph-rsid="00b92caf"/>
    </style:style>
    <style:style style:name="P41"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rsid="00b627d1" officeooo:paragraph-rsid="00b627d1"/>
    </style:style>
    <style:style style:name="P42"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rsid="00b627d1" officeooo:paragraph-rsid="00b81927"/>
    </style:style>
    <style:style style:name="P43"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rsid="00b92caf" officeooo:paragraph-rsid="00b92caf"/>
    </style:style>
    <style:style style:name="P44"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rsid="00aee04d" officeooo:paragraph-rsid="00b92caf"/>
    </style:style>
    <style:style style:name="P45" style:family="paragraph" style:parent-style-name="Standard" style:list-style-name="L3" style:master-page-name="">
      <style:paragraph-properties fo:margin-left="0.499cm" fo:margin-right="0cm" fo:margin-top="0cm" fo:margin-bottom="0cm" style:contextual-spacing="false" fo:line-height="107%" fo:text-align="justify" style:justify-single-word="false" fo:orphans="2" fo:widows="2" fo:text-indent="-0.499cm" style:auto-text-indent="false" style:page-number="auto" style:vertical-align="auto">
        <style:tab-stops>
          <style:tab-stop style:position="0.497cm"/>
        </style:tab-stops>
      </style:paragraph-properties>
      <style:text-properties fo:color="#000000" officeooo:rsid="00a99b58" officeooo:paragraph-rsid="00abd875"/>
    </style:style>
    <style:style style:name="P46" style:family="paragraph" style:parent-style-name="Standard" style:list-style-name="L3">
      <style:paragraph-properties fo:margin-left="0.499cm" fo:margin-right="0cm" fo:margin-top="0cm" fo:margin-bottom="0cm" style:contextual-spacing="false" fo:line-height="107%" fo:text-align="justify" style:justify-single-word="false" fo:orphans="2" fo:widows="2" fo:text-indent="-0.499cm" style:auto-text-indent="false" style:vertical-align="auto">
        <style:tab-stops>
          <style:tab-stop style:position="0.497cm"/>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abd875" officeooo:paragraph-rsid="00abd875"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47" style:family="paragraph" style:parent-style-name="List_20_Paragraph">
      <style:paragraph-properties fo:margin-top="0cm" fo:margin-bottom="0.282cm" style:contextual-spacing="true" fo:text-align="center" style:justify-single-word="false"/>
      <style:text-properties style:font-name="Calibri" fo:font-size="11pt" fo:language="fr" fo:country="FR" fo:font-weight="bold" officeooo:rsid="00a14c2f" officeooo:paragraph-rsid="00a099bf" style:font-size-asian="11pt" style:language-asian="en" style:country-asian="US" style:font-weight-asian="bold" style:font-name-complex="Times New Roman" style:font-size-complex="11pt" style:language-complex="ar" style:country-complex="SA" style:font-weight-complex="bold"/>
    </style:style>
    <style:style style:name="P48" style:family="paragraph" style:parent-style-name="List_20_Paragraph" style:list-style-name="L1">
      <style:paragraph-properties fo:margin-left="6.477cm" fo:margin-right="0cm" fo:margin-top="0cm" fo:margin-bottom="0.282cm" style:contextual-spacing="true" fo:text-align="start" style:justify-single-word="false" fo:text-indent="-0.635cm" style:auto-text-indent="false"/>
      <style:text-properties style:font-name="Calibri" fo:font-size="11pt" fo:language="fr" fo:country="FR" fo:font-weight="bold" officeooo:rsid="00a099bf" officeooo:paragraph-rsid="00a099bf" style:font-size-asian="11pt" style:language-asian="en" style:country-asian="US" style:font-weight-asian="bold" style:font-name-complex="Times New Roman" style:font-size-complex="11pt" style:language-complex="ar" style:country-complex="SA" style:font-weight-complex="bold"/>
    </style:style>
    <style:style style:name="T1" style:family="text">
      <style:text-properties style:font-name="Calibri" fo:language="fr" fo:country="FR" style:language-asian="en" style:country-asian="US" style:font-name-complex="Times New Roman" style:language-complex="ar" style:country-complex="SA"/>
    </style:style>
    <style:style style:name="T2" style:family="text">
      <style:text-properties style:font-name="Calibri" fo:language="fr" fo:country="FR" officeooo:rsid="0047b5ef" style:language-asian="en" style:country-asian="US" style:font-name-complex="Times New Roman" style:language-complex="ar" style:country-complex="SA"/>
    </style:style>
    <style:style style:name="T3" style:family="text">
      <style:text-properties style:font-name="Calibri" fo:language="fr" fo:country="FR" officeooo:rsid="000a66e1" style:language-asian="en" style:country-asian="US" style:font-name-complex="Times New Roman" style:language-complex="ar" style:country-complex="SA"/>
    </style:style>
    <style:style style:name="T4" style:family="text">
      <style:text-properties style:font-name="Calibri" fo:language="fr" fo:country="FR" officeooo:rsid="00b1c7a6" style:language-asian="en" style:country-asian="US" style:font-name-complex="Times New Roman" style:language-complex="ar" style:country-complex="SA"/>
    </style:style>
    <style:style style:name="T5" style:family="text">
      <style:text-properties style:font-name="Calibri" fo:language="fr" fo:country="FR" officeooo:rsid="00b627d1" style:language-asian="en" style:country-asian="US" style:font-name-complex="Times New Roman" style:language-complex="ar" style:country-complex="SA"/>
    </style:style>
    <style:style style:name="T6" style:family="text">
      <style:text-properties style:font-name="Calibri" fo:language="fr" fo:country="FR" fo:font-weight="bold" style:language-asian="en" style:country-asian="US" style:font-weight-asian="bold" style:font-name-complex="Times New Roman" style:language-complex="ar" style:country-complex="SA" style:font-weight-complex="bold"/>
    </style:style>
    <style:style style:name="T7" style:family="text">
      <style:text-properties style:font-name="Calibri" fo:language="fr" fo:country="FR" fo:font-weight="bold" officeooo:rsid="003073a0" style:language-asian="en" style:country-asian="US" style:font-weight-asian="bold" style:font-name-complex="Times New Roman" style:language-complex="ar" style:country-complex="SA" style:font-weight-complex="bold"/>
    </style:style>
    <style:style style:name="T8" style:family="text">
      <style:text-properties style:font-name="Calibri" fo:language="fr" fo:country="FR" fo:font-weight="bold" officeooo:rsid="000bb673" style:language-asian="en" style:country-asian="US" style:font-weight-asian="bold" style:font-name-complex="Times New Roman" style:language-complex="ar" style:country-complex="SA" style:font-weight-complex="bold"/>
    </style:style>
    <style:style style:name="T9" style:family="text">
      <style:text-properties style:font-name="Calibri" fo:language="fr" fo:country="FR" fo:font-weight="bold" officeooo:rsid="001293c6" style:language-asian="en" style:country-asian="US" style:font-weight-asian="bold" style:font-name-complex="Times New Roman" style:language-complex="ar" style:country-complex="SA" style:font-weight-complex="bold"/>
    </style:style>
    <style:style style:name="T10" style:family="text">
      <style:text-properties officeooo:rsid="00b1c7a6"/>
    </style:style>
    <style:style style:name="T11" style:family="text">
      <style:text-properties officeooo:rsid="006176c9"/>
    </style:style>
    <style:style style:name="T12" style:family="text">
      <style:text-properties officeooo:rsid="00b3721d"/>
    </style:style>
    <style:style style:name="T13" style:family="text">
      <style:text-properties fo:color="#000000" style:text-outline="false" style:text-line-through-style="none" style:text-line-through-type="none" style:font-name="Calibri" fo:font-size="11pt" fo:language="fr" fo:country="FR" fo:font-style="normal" fo:text-shadow="none" style:text-underline-style="none" fo:font-weight="normal"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14" style:family="text">
      <style:text-properties fo:color="#000000" style:text-outline="false" style:text-line-through-style="none" style:text-line-through-type="none" style:font-name="Calibri" fo:font-size="11pt" fo:language="fr" fo:country="FR" fo:font-style="normal" fo:text-shadow="none" style:text-underline-style="none" fo:font-weight="normal" officeooo:rsid="00abd875"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15" style:family="text">
      <style:text-properties fo:color="#000000" style:text-outline="false" style:text-line-through-style="none" style:text-line-through-type="none" style:font-name="Calibri" fo:font-size="11pt" fo:language="fr" fo:country="FR" fo:font-style="normal" fo:text-shadow="none" style:text-underline-style="none" fo:font-weight="normal" officeooo:rsid="00abeeb3"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16" style:family="text">
      <style:text-properties fo:color="#000000" style:text-outline="false" style:text-line-through-style="none" style:text-line-through-type="none" style:font-name="Calibri" fo:font-size="11pt" fo:language="fr" fo:country="FR" fo:font-style="normal" fo:text-shadow="none" style:text-underline-style="none" fo:font-weight="normal" officeooo:rsid="00b11ce0"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17" style:family="text">
      <style:text-properties fo:color="#000000" style:text-outline="false" style:text-line-through-style="none" style:text-line-through-type="none" style:font-name="Calibri" fo:font-size="11pt" fo:language="fr" fo:country="FR" fo:font-style="normal" fo:text-shadow="none" style:text-underline-style="none" fo:font-weight="bold"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text-emphasize="none"/>
    </style:style>
    <style:style style:name="T18" style:family="text">
      <style:text-properties fo:color="#000000" style:text-outline="false" style:text-line-through-style="none" style:text-line-through-type="none" style:font-name="Calibri" fo:font-size="11pt" fo:language="fr" fo:country="FR" fo:font-style="normal" fo:text-shadow="none" style:text-underline-style="none" fo:font-weight="bold" officeooo:rsid="00995379" fo:background-color="transparent" loext:char-shading-value="0"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text-emphasize="none"/>
    </style:style>
    <style:style style:name="T19" style:family="text">
      <style:text-properties fo:color="#000000" style:text-outline="false" style:text-line-through-style="none" style:text-line-through-type="none" style:font-name="Calibri" fo:font-size="11pt" fo:language="fr" fo:country="FR" fo:font-style="normal" fo:text-shadow="none" style:text-underline-style="none" fo:font-weight="bold" officeooo:rsid="00aaa7a5" fo:background-color="transparent" loext:char-shading-value="0"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text-emphasize="none"/>
    </style:style>
    <style:style style:name="T20" style:family="text">
      <style:text-properties fo:color="#000000" style:text-outline="false" style:text-line-through-style="none" style:text-line-through-type="none" style:font-name="Calibri" fo:font-size="11pt" fo:language="fr" fo:country="FR" fo:font-style="normal" fo:text-shadow="none" style:text-underline-style="none" fo:font-weight="bold" officeooo:rsid="009b9ab2" fo:background-color="transparent" loext:char-shading-value="0"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text-emphasize="none"/>
    </style:style>
    <style:style style:name="T21" style:family="text">
      <style:text-properties fo:color="#000000" style:text-outline="false" style:text-line-through-style="none" style:text-line-through-type="none" style:font-name="Calibri" fo:font-size="11pt" fo:language="fr" fo:country="FR" fo:font-style="normal" fo:text-shadow="none" style:text-underline-style="none" fo:font-weight="bold" officeooo:rsid="00af9f9e" fo:background-color="transparent" loext:char-shading-value="0"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text-emphasize="none"/>
    </style:style>
    <style:style style:name="T22" style:family="text">
      <style:text-properties fo:color="#000000" style:text-outline="false" style:text-line-through-style="none" style:text-line-through-type="none" style:font-name="Calibri" fo:font-size="11pt" fo:language="fr" fo:country="FR" fo:font-style="normal" fo:text-shadow="none" style:text-underline-style="none" fo:font-weight="bold" officeooo:rsid="00b11ce0" fo:background-color="transparent" loext:char-shading-value="0"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text-emphasize="none"/>
    </style:style>
    <style:style style:name="T23" style:family="text">
      <style:text-properties fo:color="#000000" style:text-outline="false" style:text-line-through-style="none" style:text-line-through-type="none" style:font-name="Calibri" fo:font-size="11pt" fo:language="fr" fo:country="FR" fo:font-style="normal" fo:text-shadow="none" style:text-underline-style="none" officeooo:rsid="00af9f9e" style:font-size-asian="11pt" style:language-asian="en" style:country-asian="US" style:font-style-asian="normal" style:font-name-complex="Times New Roman" style:font-size-complex="11pt" style:language-complex="ar" style:country-complex="SA" style:font-style-complex="normal" style:text-emphasize="none"/>
    </style:style>
    <style:style style:name="T24" style:family="text">
      <style:text-properties fo:color="#000000" style:text-outline="false" style:text-line-through-style="none" style:text-line-through-type="none" style:font-name="Calibri" fo:font-size="11pt" fo:language="fr" fo:country="FR" fo:font-style="normal" fo:text-shadow="none" style:text-underline-style="none" officeooo:rsid="00b11ce0" style:font-size-asian="11pt" style:language-asian="en" style:country-asian="US" style:font-style-asian="normal" style:font-name-complex="Times New Roman" style:font-size-complex="11pt" style:language-complex="ar" style:country-complex="SA" style:font-style-complex="normal" style:text-emphasize="none"/>
    </style:style>
    <style:style style:name="T25" style:family="text">
      <style:text-properties fo:color="#000000" style:text-outline="false" style:text-line-through-style="none" style:text-line-through-type="none" style:font-name="Calibri" fo:font-size="11pt" fo:language="fr" fo:country="FR" fo:font-style="italic" fo:text-shadow="none" style:text-underline-style="none" fo:font-weight="normal" officeooo:rsid="009ddce9" fo:background-color="transparent" loext:char-shading-value="0"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T26" style:family="text">
      <style:text-properties fo:color="#000000" style:text-outline="false" style:text-line-through-style="none" style:text-line-through-type="none" style:font-name="Calibri" fo:font-size="11pt" fo:language="fr" fo:country="FR" fo:font-style="italic" fo:text-shadow="none" style:text-underline-style="none" fo:font-weight="normal" officeooo:rsid="00abeeb3" fo:background-color="transparent" loext:char-shading-value="0"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T27" style:family="text">
      <style:text-properties fo:color="#000000" style:text-outline="false" style:text-line-through-style="none" style:text-line-through-type="none" style:font-name="Calibri" fo:font-size="11pt" fo:language="fr" fo:country="FR" fo:font-style="italic" fo:text-shadow="none" style:text-underline-style="none" fo:font-weight="normal" officeooo:rsid="00af9f9e" fo:background-color="transparent" loext:char-shading-value="0"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T28" style:family="text">
      <style:text-properties fo:color="#000000" style:text-outline="false" style:text-line-through-style="none" style:text-line-through-type="none" style:font-name="Calibri" fo:font-size="11pt" fo:language="fr" fo:country="FR" fo:font-style="italic" fo:text-shadow="none" style:text-underline-style="none" fo:font-weight="normal" officeooo:rsid="00b11ce0" fo:background-color="transparent" loext:char-shading-value="0"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T29" style:family="text">
      <style:text-properties fo:color="#000000" style:text-outline="false" style:text-line-through-style="none" style:text-line-through-type="none" style:font-name="Calibri" fo:font-size="11pt" fo:language="fr" fo:country="FR" fo:font-style="italic" fo:text-shadow="none" style:text-underline-style="none" fo:font-weight="normal" officeooo:rsid="00b627d1" fo:background-color="transparent" loext:char-shading-value="0"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T30" style:family="text">
      <style:text-properties fo:font-weight="bold" style:font-weight-asian="bold" style:font-weight-complex="bold"/>
    </style:style>
    <style:style style:name="T31" style:family="text">
      <style:text-properties fo:font-weight="bold" officeooo:rsid="00324eca" style:font-weight-asian="bold" style:font-weight-complex="bold"/>
    </style:style>
    <style:style style:name="T32" style:family="text">
      <style:text-properties fo:font-weight="bold" officeooo:rsid="009b9ab2" style:font-weight-asian="bold" style:font-weight-complex="bold"/>
    </style:style>
    <style:style style:name="T33" style:family="text">
      <style:text-properties fo:font-weight="bold" officeooo:rsid="00a099bf" style:font-weight-asian="bold" style:font-weight-complex="bold"/>
    </style:style>
    <style:style style:name="T34" style:family="text">
      <style:text-properties fo:font-weight="bold" officeooo:rsid="00aaa7a5" style:font-weight-asian="bold" style:font-weight-complex="bold"/>
    </style:style>
    <style:style style:name="T35" style:family="text">
      <style:text-properties fo:font-weight="bold" officeooo:rsid="00abeeb3" style:font-weight-asian="bold" style:font-weight-complex="bold"/>
    </style:style>
    <style:style style:name="T36" style:family="text">
      <style:text-properties fo:font-weight="bold" officeooo:rsid="00af9f9e" style:font-weight-asian="bold" style:font-weight-complex="bold"/>
    </style:style>
    <style:style style:name="T37" style:family="text">
      <style:text-properties fo:font-weight="bold" officeooo:rsid="00995379" fo:background-color="transparent" loext:char-shading-value="0" style:font-weight-asian="bold" style:font-weight-complex="bold"/>
    </style:style>
    <style:style style:name="T38" style:family="text">
      <style:text-properties fo:font-weight="bold" officeooo:rsid="00aaa7a5" fo:background-color="transparent" loext:char-shading-value="0" style:font-weight-asian="bold" style:font-weight-complex="bold"/>
    </style:style>
    <style:style style:name="T39" style:family="text">
      <style:text-properties fo:font-weight="bold" officeooo:rsid="009b9ab2" fo:background-color="transparent" loext:char-shading-value="0" style:font-weight-asian="bold" style:font-weight-complex="bold"/>
    </style:style>
    <style:style style:name="T40" style:family="text">
      <style:text-properties fo:font-weight="bold" officeooo:rsid="00b11ce0" fo:background-color="transparent" loext:char-shading-value="0" style:font-weight-asian="bold" style:font-weight-complex="bold"/>
    </style:style>
    <style:style style:name="T41" style:family="text">
      <style:text-properties fo:font-style="italic" officeooo:rsid="00324eca" style:font-style-asian="italic" style:font-style-complex="italic"/>
    </style:style>
    <style:style style:name="T42" style:family="text">
      <style:text-properties fo:font-style="italic" officeooo:rsid="009b9ab2" style:font-style-asian="italic" style:font-style-complex="italic"/>
    </style:style>
    <style:style style:name="T43" style:family="text">
      <style:text-properties fo:font-style="italic" officeooo:rsid="009ddce9" style:font-style-asian="italic" style:font-style-complex="italic"/>
    </style:style>
    <style:style style:name="T44" style:family="text">
      <style:text-properties fo:font-style="italic" officeooo:rsid="00a99b58" style:font-style-asian="italic" style:font-style-complex="italic"/>
    </style:style>
    <style:style style:name="T45" style:family="text">
      <style:text-properties fo:font-style="italic" officeooo:rsid="00aaa7a5" style:font-style-asian="italic" style:font-style-complex="italic"/>
    </style:style>
    <style:style style:name="T46" style:family="text">
      <style:text-properties fo:font-style="italic" officeooo:rsid="00ab19a1" style:font-style-asian="italic" style:font-style-complex="italic"/>
    </style:style>
    <style:style style:name="T47" style:family="text">
      <style:text-properties fo:font-style="italic" officeooo:rsid="00af9f9e" style:font-style-asian="italic" style:font-style-complex="italic"/>
    </style:style>
    <style:style style:name="T48" style:family="text">
      <style:text-properties fo:font-style="italic" officeooo:rsid="00af9f9e" fo:background-color="transparent" loext:char-shading-value="0" style:font-style-asian="italic" style:font-style-complex="italic"/>
    </style:style>
    <style:style style:name="T49" style:family="text">
      <style:text-properties fo:font-style="italic" fo:font-weight="bold" officeooo:rsid="00af9f9e" fo:background-color="transparent" loext:char-shading-value="0" style:font-style-asian="italic" style:font-weight-asian="bold" style:font-style-complex="italic" style:font-weight-complex="bold"/>
    </style:style>
    <style:style style:name="T50" style:family="text">
      <style:text-properties style:text-outline="false" style:text-line-through-style="none" style:text-line-through-type="none" style:font-name="Calibri" fo:font-size="11pt" fo:language="fr" fo:country="FR" fo:font-style="normal" fo:text-shadow="none" style:text-underline-style="none" fo:font-weight="normal"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51" style:family="text">
      <style:text-properties style:text-outline="false" style:text-line-through-style="none" style:text-line-through-type="none" style:font-name="Calibri" fo:font-size="11pt" fo:language="fr" fo:country="FR" fo:font-style="normal" fo:text-shadow="none" style:text-underline-style="none" fo:font-weight="normal" officeooo:rsid="009e378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52" style:family="text">
      <style:text-properties style:text-outline="false" style:text-line-through-style="none" style:text-line-through-type="none" style:font-name="Calibri" fo:font-size="11pt" fo:language="fr" fo:country="FR" fo:font-style="normal" fo:text-shadow="none" style:text-underline-style="none" fo:font-weight="normal" officeooo:rsid="00abd875"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53" style:family="text">
      <style:text-properties fo:color="#7e0021" officeooo:rsid="0084710e"/>
    </style:style>
    <style:style style:name="T54" style:family="text">
      <style:text-properties fo:color="#7e0021" officeooo:rsid="00995379"/>
    </style:style>
    <style:style style:name="T55" style:family="text">
      <style:text-properties fo:color="#7e0021" officeooo:rsid="00a9c999"/>
    </style:style>
    <style:style style:name="T56" style:family="text">
      <style:text-properties fo:color="#7e0021" officeooo:rsid="00abd875"/>
    </style:style>
    <style:style style:name="T57" style:family="text">
      <style:text-properties fo:color="#7e0021" officeooo:rsid="00a99b58"/>
    </style:style>
    <style:style style:name="T58" style:family="text">
      <style:text-properties fo:color="#7e0021" officeooo:rsid="00b81927"/>
    </style:style>
    <style:style style:name="T59" style:family="text">
      <style:text-properties officeooo:rsid="00a45d21"/>
    </style:style>
    <style:style style:name="T60" style:family="text">
      <style:text-properties officeooo:rsid="00a925c1"/>
    </style:style>
    <style:style style:name="T61" style:family="text">
      <style:text-properties officeooo:rsid="00a99b58"/>
    </style:style>
    <style:style style:name="T62" style:family="text">
      <style:text-properties officeooo:rsid="00ab19a1"/>
    </style:style>
    <style:style style:name="T63" style:family="text">
      <style:text-properties style:text-position="super 58%" fo:font-style="italic" officeooo:rsid="00ab19a1" style:font-style-asian="italic" style:font-style-complex="italic"/>
    </style:style>
    <style:style style:name="T64" style:family="text">
      <style:text-properties officeooo:rsid="00ab3f3f"/>
    </style:style>
    <style:style style:name="T65" style:family="text">
      <style:text-properties fo:color="#7030a0" style:text-outline="false" style:text-line-through-style="none" style:text-line-through-type="none" style:font-name="Calibri" fo:font-size="11pt" fo:language="fr" fo:country="FR" fo:font-style="normal" fo:text-shadow="none" style:text-underline-style="none" fo:font-weight="normal" fo:background-color="transparent" loext:char-shading-value="0"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66" style:family="text">
      <style:text-properties fo:color="#7030a0" style:text-outline="false" style:text-line-through-style="none" style:text-line-through-type="none" style:font-name="Calibri" fo:font-size="11pt" fo:language="fr" fo:country="FR" fo:font-style="normal" fo:text-shadow="none" style:text-underline-style="none" fo:font-weight="normal" officeooo:rsid="00aee04d" fo:background-color="transparent" loext:char-shading-value="0"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67" style:family="text">
      <style:text-properties fo:color="#7030a0" style:text-outline="false" style:text-line-through-style="none" style:text-line-through-type="none" style:font-name="Calibri" fo:font-size="11pt" fo:language="fr" fo:country="FR" fo:font-style="normal" fo:text-shadow="none" style:text-underline-style="none" fo:font-weight="normal" officeooo:rsid="00af9f9e" fo:background-color="transparent" loext:char-shading-value="0"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68" style:family="text">
      <style:text-properties fo:color="#7030a0" style:text-outline="false" style:text-line-through-style="none" style:text-line-through-type="none" style:font-name="Calibri" fo:font-size="11pt" fo:language="fr" fo:country="FR" fo:font-style="normal" fo:text-shadow="none" style:text-underline-style="none" fo:font-weight="normal" officeooo:rsid="00b627d1" fo:background-color="transparent" loext:char-shading-value="0"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69" style:family="text">
      <style:text-properties fo:color="#7030a0" style:text-outline="false" style:text-line-through-style="none" style:text-line-through-type="none" style:font-name="Calibri" fo:font-size="11pt" fo:language="fr" fo:country="FR" fo:font-style="normal" fo:text-shadow="none" style:text-underline-style="none" fo:font-weight="normal" officeooo:rsid="00b81927" fo:background-color="transparent" loext:char-shading-value="0"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70" style:family="text">
      <style:text-properties fo:color="#7030a0" style:text-outline="false" style:text-line-through-style="none" style:text-line-through-type="none" style:font-name="Calibri" fo:font-size="11pt" fo:language="fr" fo:country="FR" fo:font-style="normal" fo:text-shadow="none" style:text-underline-style="none" fo:font-weight="normal" officeooo:rsid="00b92caf" fo:background-color="transparent" loext:char-shading-value="0"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71" style:family="text">
      <style:text-properties fo:color="#7030a0" style:text-outline="false" style:text-line-through-style="none" style:text-line-through-type="none" style:font-name="Calibri" fo:font-size="11pt" fo:language="fr" fo:country="FR" fo:font-style="normal" fo:text-shadow="none" style:text-underline-style="none" fo:font-weight="normal" officeooo:rsid="00ba499d" fo:background-color="transparent" loext:char-shading-value="0"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72" style:family="text">
      <style:text-properties fo:color="#3465a4" style:text-outline="false" style:text-line-through-style="none" style:text-line-through-type="none" style:font-name="Calibri" fo:font-size="11pt" fo:language="fr" fo:country="FR" fo:font-style="normal" fo:text-shadow="none" style:text-underline-style="none" fo:font-weight="bold" officeooo:rsid="00aa4e3a" fo:background-color="transparent" loext:char-shading-value="0"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text-emphasize="none"/>
    </style:style>
    <style:style style:name="T73" style:family="text">
      <style:text-properties fo:color="#3465a4" style:text-outline="false" style:text-line-through-style="none" style:text-line-through-type="none" style:font-name="Calibri" fo:font-size="11pt" fo:language="fr" fo:country="FR" fo:font-style="normal" fo:text-shadow="none" style:text-underline-style="none" fo:font-weight="bold" officeooo:rsid="00af9f9e" fo:background-color="transparent" loext:char-shading-value="0"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text-emphasize="none"/>
    </style:style>
    <style:style style:name="T74" style:family="text">
      <style:text-properties officeooo:rsid="00b11ce0"/>
    </style:style>
    <style:style style:name="T75" style:family="text">
      <style:text-properties fo:font-size="12pt" fo:language="fr" fo:country="FR" fo:font-weight="bold" officeooo:rsid="0056de08" style:font-size-asian="12pt" style:font-weight-asian="bold" style:font-size-complex="12pt" style:font-weight-complex="bold"/>
    </style:style>
    <style:style style:name="T76" style:family="text">
      <style:text-properties fo:font-size="12pt" fo:language="fr" fo:country="FR" fo:font-weight="bold" officeooo:rsid="000bb673" style:font-size-asian="12pt" style:font-weight-asian="bold" style:font-size-complex="12pt" style:font-weight-complex="bold"/>
    </style:style>
    <style:style style:name="T77" style:family="text">
      <style:text-properties fo:font-size="12pt" fo:language="fr" fo:country="FR" fo:font-weight="bold" officeooo:rsid="00b1c7a6" style:font-size-asian="12pt" style:font-weight-asian="bold" style:font-size-complex="12pt" style:font-weight-complex="bold"/>
    </style:style>
    <style:style style:name="T78" style:family="text">
      <style:text-properties officeooo:rsid="00b627d1"/>
    </style:style>
    <style:style style:name="T79" style:family="text">
      <style:text-properties officeooo:rsid="00ba499d"/>
    </style:style>
    <text:list-style style:name="L1">
      <text:list-level-style-bullet text:level="1" text:style-name="Bullet_20_Symbols" text:bullet-char="•">
        <style:list-level-properties text:list-level-position-and-space-mode="label-alignment">
          <style:list-level-label-alignment text:label-followed-by="listtab" text:list-tab-stop-position="2.074cm" fo:text-indent="-0.635cm" fo:margin-left="2.0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1">TP de génétique humaine :</text:p>
      <text:p text:style-name="P23"><text:span text:style-name="T6">« </text:span><text:span text:style-name="T7">Étude</text:span><text:span text:style-name="T8"> d'association pan-génomique </text:span><text:span text:style-name="T9">dans le </text:span><text:span text:style-name="T8">diabète de type 1 » </text:span></text:p>
      <text:p text:style-name="P32"/>
      <text:p text:style-name="P33"><text:span text:style-name="T75">Etape</text:span><text:span text:style-name="T76"> n°</text:span><text:span text:style-name="T77">3</text:span><text:span text:style-name="T76"> : É</text:span><text:span text:style-name="T77">tude d'association familiale</text:span></text:p>
      <text:p text:style-name="P47"/>
      <text:list xml:id="list1183063778717796874" text:style-name="L1">
        <text:list-header>
          <text:p text:style-name="P48"/>
        </text:list-header>
      </text:list>
      <text:p text:style-name="P26">Dans cette séance de TP, vous allez étendre l'étude d'association de type cas-contrôles<text:span text:style-name="T60"> </text:span>réalisée précédemment <text:span text:style-name="T59">à</text:span> une cohorte familiale de patients atteints de diabète de type 1.<text:span text:style-name="T60"> </text:span>En fait, pour la plupart des patients étudiés dans l'étude d'association cas-contrôles, leurs parents sains ont également été collectés et génotypés avec la puce immunochip.</text:p>
      <text:p text:style-name="P25"/>
      <text:p text:style-name="P26">Les données <text:span text:style-name="T61">concernant les autosomes </text:span>ont déjà été formatées pour être utilisées dans <text:span text:style-name="T59">PLINK</text:span>.</text:p>
      <text:p text:style-name="P26">Plusieurs contrôles qualité ont été effectués en amont:</text:p>
      <text:p text:style-name="P29">- erreurs mendéliennes identifiées: retrait des familles ou individus problématiques si plusieurs marqueurs sont concernés</text:p>
      <text:p text:style-name="P29">- SNPs en <text:span text:style-name="T59">désé</text:span>quilibre de Hardy-Weinberg éliminés</text:p>
      <text:p text:style-name="P30">- SNPs avec une MAF &lt; 0.01 éliminés</text:p>
      <text:p text:style-name="P30">- SNPs et individus avec taux de génotypage insuffisant (&lt;95%) éliminés </text:p>
      <text:p text:style-name="P25"/>
      <text:p text:style-name="P26">Les données ainsi nettoyées pour ces familles nucléaires (ou trios) sont disponibles sur <text:span text:style-name="T78">mood</text:span>l<text:span text:style-name="T78">e</text:span> avec le préfixe "ic_trio". </text:p>
      <text:p text:style-name="P37">Fai<text:span text:style-name="T60">t</text:span>e<text:span text:style-name="T60">s</text:span> tourner l'<text:span text:style-name="T60">étude d'</text:span>association<text:span text:style-name="T60"> familiale de type TDT avec la commande:</text:span></text:p>
      <text:p text:style-name="P37"><text:span text:style-name="T58"><text:tab/></text:span><text:span text:style-name="T53">plink --bfile </text:span><text:span text:style-name="T57">ic_trio</text:span><text:span text:style-name="T53"> </text:span><text:span text:style-name="T57">--tdt --ci 0.95 --adjust</text:span><text:span text:style-name="T53"> --out </text:span><text:span text:style-name="T57">tdttrio</text:span></text:p>
      <text:p text:style-name="P4"/>
      <text:p text:style-name="P24"><text:span text:style-name="T31">Q1.</text:span><text:span text:style-name="T33">1</text:span><text:span text:style-name="T31">.</text:span><text:span text:style-name="T41"> </text:span><text:span text:style-name="T44">Identifier les informations descriptives relatives aux SNPs et aux sujets inclus?</text:span></text:p>
      <text:p text:style-name="P16">140197 SNPs avec un taux de génotypage de 0.91</text:p>
      <text:p text:style-name="P16">241 cas, 444 controles</text:p>
      <text:p text:style-name="P16">359 hommes, 326 femmes</text:p>
      <text:p text:style-name="P16">95 familles nucléaires</text:p>
      <text:p text:style-name="P16">144 trios</text:p>
      <text:p text:style-name="P16"/>
      <text:p text:style-name="P8">Ouvrez avec un éditeur de texte ou une feuille de calcul le fichier de sortie "<text:span text:style-name="T61">tdttrio</text:span>.tdt" qui recence les résultats ordonnés par position génomique<text:span text:style-name="T62">. </text:span>Dans cette analyse, considérez la colonne P pour connaitre le niveau de significati<text:span text:style-name="T62">on statistique non corrigé.</text:span> <text:span text:style-name="T62">Ouvrez aussi</text:span> le fichier "tdttrio.tdt.adjusted" qui contient les résultats triés en fonction du niveau de signification croissant.</text:p>
      <text:p text:style-name="P6"/>
      <text:p text:style-name="P7">Utiliser qqman<text:span text:style-name="T61"> sous R pour tracer le qqplot et le manhattan plot que vous pourrez sauvegarder.<text:line-break/><text:tab/></text:span><text:span text:style-name="T53">setwd("chemin_du_repertoi</text:span><text:span text:style-name="T54">r</text:span><text:span text:style-name="T53">e")</text:span></text:p>
      <text:p text:style-name="P7"><text:span text:style-name="T56"><text:tab/></text:span><text:span text:style-name="T55">library(qqman)</text:span></text:p>
      <text:p text:style-name="P28">tdt &lt;- read.table("tdttrios.tdt", header=T)</text:p>
      <text:p text:style-name="P28">qq(tdt$P)</text:p>
      <text:p text:style-name="P28">manhattan(tdt[! is.na(tdt$P),], p="P")</text:p>
      <text:p text:style-name="P5"/>
      <text:p text:style-name="P11"><text:span text:style-name="T30">Q</text:span><text:span text:style-name="T34">1</text:span><text:span text:style-name="T30">.</text:span><text:span text:style-name="T34">2</text:span><text:span text:style-name="T32">.</text:span> <text:span text:style-name="T43">Que pensez-vous</text:span><text:span text:style-name="T42"> </text:span><text:span text:style-name="T43">de ces </text:span><text:span text:style-name="T45">résultats</text:span><text:span text:style-name="T42"> ?</text:span><text:span text:style-name="T45"> </text:span></text:p>
      <text:p text:style-name="P19">manhattan plot et qq plot et facteur d'inflation = 1.16706 corrects</text:p>
      <text:p text:style-name="P19">L'analyse d'association familiale n'est pas affectée par la stratification de population. </text:p>
      <text:p text:style-name="P17"/>
      <text:p text:style-name="P11"><text:span text:style-name="T30">Q</text:span><text:span text:style-name="T34">1</text:span><text:span text:style-name="T30">.</text:span><text:span text:style-name="T35">3</text:span><text:span text:style-name="T32">.</text:span><text:span text:style-name="T36"> </text:span><text:span text:style-name="T46">En dehors du CMH (chr6 entre 27 et 33 Mb), c</text:span><text:span text:style-name="T45">ombien de SNPs ou de régions sont associés de manière significative</text:span><text:span text:style-name="T46"> (5x10</text:span><text:span text:style-name="T63">-8</text:span><text:span text:style-name="T46">)</text:span><text:span text:style-name="T45">? Combien de SNPs ou de régions sont associés de manière suggestive</text:span><text:span text:style-name="T46"> (10</text:span><text:span text:style-name="T63">-5</text:span><text:span text:style-name="T46">)</text:span><text:span text:style-name="T45">? </text:span></text:p>
      <text:p text:style-name="P17"><text:soft-page-break/>En dehors du CMH, un SNP du chromosome 2 sort à 7.5x10-6: <text:s/>rs17638639. Il ne correspond pas à une région précédemment associée au T1D et n'a pas été trouvé avec l'étude cas-contrôles. Aucun autre SNP de la région ne sort.</text:p>
      <text:p text:style-name="P17">Sur le bras long du chromosome 6, 2 SNPs sortent à un seuil suggestif au niveau du locus BACH2, déjà associé au DT1. Cependant les SNPs identifiés sont différents de ceux rapportés dans la littérature. L'<text:span text:style-name="T64">effet </text:span><text:s/>de ces deux SNPs est <text:span text:style-name="T64">supérieur à celui décrit dans la littérature</text:span> (<text:span text:style-name="T64">OR de </text:span>0.30910 et 0.32140 soit 3.2 et 3.1<text:span text:style-name="T64"> versus </text:span>1.13).</text:p>
      <text:p text:style-name="P17"/>
      <text:p text:style-name="P11"><text:span text:style-name="T30">Q</text:span><text:span text:style-name="T34">1</text:span><text:span text:style-name="T30">.</text:span><text:span text:style-name="T36">4</text:span><text:span text:style-name="T32">.</text:span><text:span text:style-name="T36"> </text:span><text:span text:style-name="T47">Les SNPs associés à la maladie et les régions correspondantes sont-ils les mêmes que ceux de l'étude cas-contrôles?</text:span></text:p>
      <text:p text:style-name="P34">Uniquement pour le CMH<text:span text:style-name="T78"> mais l</text:span>e meilleur SNP de l'étude familiale n'était pas inclus dans la map des cas-contrôles.</text:p>
      <text:p text:style-name="P12"/>
      <text:p text:style-name="P12"><text:span text:style-name="T18">Q</text:span><text:span text:style-name="T19">1</text:span><text:span text:style-name="T18">.</text:span><text:span text:style-name="T21">5</text:span><text:span text:style-name="T20">.</text:span><text:span text:style-name="T25"> Les SNPs associés à la maladie et les régions correspondantes sont-ils les mêmes que ceux déjà connus</text:span><text:span text:style-name="T27"> recensés dans </text:span><text:span text:style-name="T29">Immuno</text:span><text:span text:style-name="T27">Base lors de l'étape n°1 du TP</text:span><text:span text:style-name="T25">?</text:span><text:span text:style-name="T26"> L</text:span><text:span text:style-name="T25">es résultats obtenus sont</text:span><text:span text:style-name="T26">-ils</text:span><text:span text:style-name="T25"> cohérents avec les caluls de puissance effectués.</text:span></text:p>
      <text:p text:style-name="P38"><text:span text:style-name="T65">Cf réponse à question Q1.</text:span><text:span text:style-name="T67">3</text:span><text:span text:style-name="T65">.</text:span></text:p>
      <text:p text:style-name="P41"><text:span text:style-name="T65">Le calcul de puissance a été effectué sur des cas/contrôles. En TDT, il est très dépendant de la fréquence des allèles car il faut que les parents soient hétérozygotes. Donc d'une certaine façon on perd en puissance car on a besoin d'hétérozygotes, mais on compense ce perte de puissance par un gain de puissance dans la mesure où le test est apparié entre les cas et contrôles. Donc l'un dans l'autre, on les oriente sur les résultats des calculs de puissannce pour 200 cas...ici on en a 244. C'est une bonne approximation.</text:span></text:p>
      <text:p text:style-name="P42"><text:span text:style-name="T65">Pour le CMH, on avait une puissance de 69.1% pour 200 cas/200 contrôles. Donc on est content.<text:line-break/>Pour l'Insuline, on avait une puissance de 2.9% donc ce n'est pas étonnant qu'on ne le trouve pas au seuil 5e-8....maintenant, on en est loin avec p=0.01242. Donc est-ce vraiment un problème uniquement de puissance? En fait, les étudiants ne le savent pas mais c'est dû à un problème de génotypage du SNP rs689 avec l'immunochip. Génotypé en TaqMan, </text:span><text:span text:style-name="T69">on a T=16:NT=37 donc une pvalue=0.00392 et un OR=0.43[0.24-0.78]...ce qui est cohérent avec le calcul de puissance.</text:span></text:p>
      <text:p text:style-name="P39"><text:span text:style-name="T68">Le nouveau SNP </text:span><text:span text:style-name="T69">rs17638639 </text:span><text:span text:style-name="T68">du chromosome 2 sort avec un effet similaire à celui connu pour l'insuline</text:span><text:span text:style-name="T69">:</text:span></text:p>
      <text:p text:style-name="P43"><text:span text:style-name="T69">T</text:span><text:span text:style-name="T65">=10:NT=42, pvalue=9.1x10-6 et OR=0.24 [0.12-0.48]</text:span></text:p>
      <text:p text:style-name="P40"><text:span text:style-name="T66">La région de BACH2 est sortie </text:span><text:span text:style-name="T70">de manière suggestive à 7.52E-6 et 9.99E-6 </text:span><text:span text:style-name="T66">car l'effet observé </text:span><text:span text:style-name="T70">avec OR=0.31 [0.18-0.53] </text:span><text:span text:style-name="T66">est plus fort que celui rapporté</text:span><text:span text:style-name="T70"> dans précédentes études de l'odre de 0.83...mais avec des SNPs différents -&gt; discussion possible sur l'hétérogénéité génétique/allélique.</text:span></text:p>
      <text:p text:style-name="P40"><text:span text:style-name="T65">Les autres régions ne sont pas sorties par manque de puissance.</text:span><text:span text:style-name="T66"> </text:span></text:p>
      <text:p text:style-name="P44"><text:span text:style-name="T65">Les autres régions </text:span><text:span text:style-name="T70">suggérées au seuil 10-4 </text:span><text:span text:style-name="T65">sont peut-être des faux positifs.</text:span></text:p>
      <text:p text:style-name="P44"><text:span text:style-name="T65">Il conviendrait de confirmer </text:span><text:span text:style-name="T71">les positifs (et négatifs) </text:span><text:span text:style-name="T65">dans une cohorte plus grande indépendante.</text:span></text:p>
      <text:p text:style-name="P13"/>
      <text:p text:style-name="P15"><text:span text:style-name="T18">Q</text:span><text:span text:style-name="T19">1</text:span><text:span text:style-name="T18">.</text:span><text:span text:style-name="T22">6.</text:span><text:span text:style-name="T25"> Les SNPs associés à la maladie</text:span><text:span text:style-name="T28">,</text:span><text:span text:style-name="T25"> et les régions correspondantes</text:span><text:span text:style-name="T28">,</text:span><text:span text:style-name="T25"> ont-ils </text:span><text:span text:style-name="T28">déjà été associés à d'autres maladies?</text:span></text:p>
      <text:p text:style-name="P18">Les étudiants doivent faire le point sur <text:span text:style-name="T79">I</text:span>mmunobase, GWAS catalogue et aussi dans PubMed!!!</text:p>
      <text:p text:style-name="P13"/>
      <text:p text:style-name="P15"><text:span text:style-name="T17">Le logiciel LocusZoom </text:span><text:span text:style-name="T72">(http://locuszoom.sph.umich.edu/locuszoom/genform.php?type=yourdata)</text:span><text:span text:style-name="T73"> </text:span><text:span text:style-name="T13">vous permet de réaliser un zoom du manhattan plot centré sur un SNP ou un gène donné</text:span><text:span text:style-name="T14"> en ligne en renseignant le fichier de sortie de PLINK. La figure est générée dans un format .pdf.</text:span><text:span text:style-name="T16"> </text:span><text:span text:style-name="T14">Vous pouvez utilise</text:span><text:span text:style-name="T15">r</text:span><text:span text:style-name="T14"> cet outil en ligne pour la ou les région(s) associée(s).</text:span></text:p>
      <text:p text:style-name="P22"><text:span text:style-name="T24">Vous pouvez aussi estimer</text:span><text:span text:style-name="T23"> le déséquilibre de liaison local</text:span><text:span text:style-name="T24"> avec PLINK et consulter le DL rapporté dans les populations de référence, par exemple en consultant T1DBase ou l'outil SNAP du Broad Institute (http://www.broadinstitute.org/mpg/snap/ldsearchpw.php).</text:span></text:p>
      <text:p text:style-name="P14"/>
      <text:p text:style-name="P14"><text:span text:style-name="T18">Q</text:span><text:span text:style-name="T19">1</text:span><text:span text:style-name="T18">.</text:span><text:span text:style-name="T22">7</text:span><text:span text:style-name="T20">.</text:span><text:span text:style-name="T27"> Localement, comment interprétez-vous les associa</text:span><text:span text:style-name="T28">tions obtenues? </text:span></text:p>
      <text:p text:style-name="P18">Les étudiants doivent <text:span text:style-name="T74">discuter de la densité de SNPs génotypés, du DL entre les SNPs, de la position des SNPs relatives aux gènes et de la localisation fine de l'association avec le variant causal.</text:span></text:p>
      <text:p text:style-name="P20"><text:soft-page-break/>S'ils sont motivés, les ét<text:span text:style-name="T78">ud</text:span>iants peuvent tenter d'étudier les associations localement en combinant plusieurs SNPs. Ils peuvent aussi réaliser des études d'association conditionnelles avec par exemple le top SNP du CMH.</text:p>
      <text:p text:style-name="P36"/>
      <text:p text:style-name="P9"><text:span text:style-name="T37">Q</text:span><text:span text:style-name="T38">1</text:span><text:span text:style-name="T37">.</text:span><text:span text:style-name="T40">8</text:span><text:span text:style-name="T39">.</text:span><text:span text:style-name="T49"> </text:span><text:span text:style-name="T48">Si vous étiez les auteurs de cette étude d'association, quelle suite donneriez-vous à ce travail?</text:span></text:p>
      <text:p text:style-name="P35">Les étudiants <text:span text:style-name="T74">devraient suggérer de confirmer les associations suggestives obtenues dans une cohorte de réplication et discuter des stratégies de cartographie fine.</text:span></text:p>
      <text:p text:style-name="P35"><text:span text:style-name="T74">Ils pourraient aussi proposer une méta-analyse pour la région du gène BACH2 afin de mieux comprendre les résultats obtenus au regard de ceux déjà connus pour le gène.</text:span></text:p>
      <text:p text:style-name="P10"/>
      <text:p text:style-name="P3">-----------------------------------------------------------------------------------------------------------------------------------------------</text:p>
      <text:p text:style-name="P3">Pour aller plus loin:</text:p>
      <text:list xml:id="list8654986905863461591" text:style-name="L3">
        <text:list-item>
          <text:p text:style-name="P45"><text:span text:style-name="T51">D</text:span><text:span text:style-name="T50">'autres logiciels performants vous permettent d'éffectuer des analyses d'association</text:span><text:span text:style-name="T52"> familiales</text:span><text:span text:style-name="T50">: UNPHASED</text:span><text:span text:style-name="T52"> (https://sites.google.com/site/fdudbridge/software/unphased-3-1) et BEAGLE (http://faculty.washington.edu/browning/beagle/beagle.html)</text:span><text:span text:style-name="T50">.</text:span></text:p>
        </text:list-item>
        <text:list-item>
          <text:p text:style-name="P46">Vous pouvez également faire des analyses combinant plusieurs SNPs ou conditionnées sur certains SNP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roman"/>
    <style:font-face style:name="Liberation Serif1" svg:font-family="'Liberation Serif'" style:font-family-generic="roman"/>
    <style:font-face style:name="Times New Roman" svg:font-family="'Times New Roman'" style:font-family-generic="system"/>
    <style:font-face style:name="Wingdings" svg:font-family="Wingdings" style:font-family-generic="system"/>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default-outline-level="">
      <style:paragraph-properties fo:margin-left="1.27cm" fo:margin-right="0cm" fo:margin-top="0cm" fo:margin-bottom="0.282cm" style:contextual-spacing="true" fo:text-align="start" style:justify-single-word="false" fo:orphans="2" fo:widows="2" fo:text-indent="0cm" style:auto-text-indent="false" style:vertical-align="auto"/>
      <style:text-properties style:font-name="Calibri" fo:font-family="Calibri" style:font-family-generic="roman" fo:font-size="11pt" fo:language="en" fo:country="US" style:font-size-asian="11pt" style:language-asian="en" style:country-asian="US" style:font-name-complex="Times New Roman" style:font-family-complex="'Times New Roman'" style:font-family-generic-complex="system" style:font-size-complex="11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Calibri" fo:font-family="Calibri" style:font-family-generic="roman" fo:font-size="12pt" style:font-size-asian="12pt"/>
    </style:style>
    <style:style style:name="Default_20_Paragraph_20_Font" style:display-name="Default Paragraph Font" style:family="text"/>
    <style:style style:name="ListLabel_20_1" style:display-name="ListLabel 1" style:family="text">
      <style:text-properties style:font-name="Liberation Serif1" fo:font-family="'Liberation Serif'" style:font-family-generic="roman" style:font-name-complex="Times New Roman" style:font-family-complex="'Times New Roman'" style:font-family-generic-complex="system"/>
    </style:style>
    <style:style style:name="ListLabel_20_2" style:display-name="ListLabel 2" style:family="text">
      <style:text-properties style:font-name="Liberation Serif1" fo:font-family="'Liberation Serif'" style:font-family-generic="roman" style:font-name-complex="Wingdings" style:font-family-complex="Wingdings" style:font-family-generic-complex="system"/>
    </style:style>
    <style:style style:name="ListLabel_20_3" style:display-name="ListLabel 3" style:family="text">
      <style:text-properties style:font-name="Liberation Serif1" fo:font-family="'Liberation Serif'" style:font-family-generic="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ext-properties fo:color="#999999" fo:font-size="10pt" officeooo:paragraph-rsid="000a66e1" style:font-size-asian="10pt" style:font-size-complex="10pt"/>
    </style:style>
    <style:style style:name="MP2"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ext-properties fo:color="#999999" style:font-name="Calibri" fo:font-size="10pt" fo:language="fr" fo:country="FR" officeooo:rsid="000a66e1" officeooo:paragraph-rsid="000a66e1" style:font-size-asian="10pt" style:language-asian="en" style:country-asian="US" style:font-name-complex="Times New Roman" style:font-size-complex="10pt" style:language-complex="ar" style:country-complex="SA"/>
    </style:style>
    <style:style style:name="MP3" style:family="paragraph" style:parent-style-name="Footer">
      <style:text-properties fo:color="#999999" style:font-name="Calibri1" fo:font-size="11pt" officeooo:rsid="000a66e1" officeooo:paragraph-rsid="00b1c7a6" style:font-size-asian="11pt" style:font-size-complex="11pt"/>
    </style:style>
    <style:style style:name="MT1" style:family="text">
      <style:text-properties style:font-name="Calibri" fo:language="fr" fo:country="FR" style:language-asian="en" style:country-asian="US" style:font-name-complex="Times New Roman" style:language-complex="ar" style:country-complex="SA"/>
    </style:style>
    <style:style style:name="MT2" style:family="text">
      <style:text-properties style:font-name="Calibri" fo:language="fr" fo:country="FR" officeooo:rsid="0047b5ef" style:language-asian="en" style:country-asian="US" style:font-name-complex="Times New Roman" style:language-complex="ar" style:country-complex="SA"/>
    </style:style>
    <style:style style:name="MT3" style:family="text">
      <style:text-properties style:font-name="Calibri" fo:language="fr" fo:country="FR" officeooo:rsid="000a66e1" style:language-asian="en" style:country-asian="US" style:font-name-complex="Times New Roman" style:language-complex="ar" style:country-complex="SA"/>
    </style:style>
    <style:style style:name="MT4" style:family="text">
      <style:text-properties style:font-name="Calibri" fo:language="fr" fo:country="FR" officeooo:rsid="00b627d1" style:language-asian="en" style:country-asian="US" style:font-name-complex="Times New Roman" style:language-complex="ar" style:country-complex="SA"/>
    </style:style>
    <style:style style:name="MT5" style:family="text">
      <style:text-properties style:font-name="Calibri" fo:language="fr" fo:country="FR" officeooo:rsid="00b1c7a6" style:language-asian="en" style:country-asian="US" style:font-name-complex="Times New Roman" style:language-complex="ar" style:country-complex="SA"/>
    </style:style>
    <style:style style:name="MT6" style:family="text">
      <style:text-properties officeooo:rsid="00b1c7a6"/>
    </style:style>
    <style:style style:name="MT7" style:family="text">
      <style:text-properties officeooo:rsid="006176c9"/>
    </style:style>
    <style:style style:name="MT8" style:family="text">
      <style:text-properties officeooo:rsid="00b3721d"/>
    </style:style>
    <style:page-layout style:name="Mpm1">
      <style:page-layout-properties fo:page-width="21.001cm" fo:page-height="29.7cm" style:num-format="1" style:print-orientation="portrait" fo:margin-top="0.39cm" fo:margin-bottom="0.00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svg:height="1.401cm" fo:margin-left="0cm" fo:margin-right="0cm" fo:margin-bottom="0.499cm"/>
      </style:header-style>
      <style:footer-style>
        <style:header-footer-properties svg:height="1.057cm" fo:margin-left="0cm" fo:margin-right="0cm" fo:margin-top="0.499cm"/>
      </style:footer-style>
    </style:page-layout>
  </office:automatic-styles>
  <office:master-styles>
    <style:master-page style:name="Standard" style:page-layout-name="Mpm1">
      <style:header>
        <text:p text:style-name="MP1"><text:span text:style-name="MT1">Module </text:span><text:span text:style-name="MT2">optionnel</text:span><text:span text:style-name="MT3"> </text:span><text:span text:style-name="MT1">UE</text:span><text:span text:style-name="MT4">8</text:span><text:span text:style-name="MT1"> Génétique Humaine et Méthodologie<text:tab/><text:tab/><text:tab/><text:tab/> <text:s/></text:span><text:span text:style-name="MT5"><text:tab/><text:tab/><text:tab/><text:tab/></text:span><text:span text:style-name="MT3">Année 201</text:span><text:span text:style-name="MT4">6</text:span><text:span text:style-name="MT3">-201</text:span><text:span text:style-name="MT4">7</text:span></text:p>
        <text:p text:style-name="MP2">Responsables : Fabien Fauchereau et Claire Vandiedonck<text:tab/><text:tab/><text:tab/><text:tab/> <text:s text:c="4"/><text:span text:style-name="MT6"><text:tab/><text:tab/><text:tab/> <text:s text:c="5"/></text:span>Magistère de Génétique</text:p>
      </style:header>
      <style:footer>
        <text:p text:style-name="MP3"><text:span text:style-name="MT7">TP de génétique: GWAS dans le DT1 - Etape</text:span> n°<text:span text:style-name="MT8">3 - Etude d'association familiale</text:span><text:tab/><text:tab/><text:tab/><text:tab/><text:tab/> <text:s text:c="10"/><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09:25:00</meta:creation-date>
    <dc:date>2017-02-12T17:00:41.179000000</dc:date>
    <meta:editing-duration>P1DT13H20M37S</meta:editing-duration>
    <meta:editing-cycles>68</meta:editing-cycles>
    <meta:generator>LibreOffice/4.2.5.2$Windows_x86 LibreOffice_project/61cb170a04bb1f12e77c884eab9192be736ec5f5</meta:generator>
    <meta:initial-creator>MorganeB</meta:initial-creator>
    <meta:document-statistic meta:table-count="0" meta:image-count="0" meta:object-count="0" meta:page-count="3" meta:paragraph-count="61" meta:word-count="1153" meta:character-count="7722" meta:non-whitespace-character-count="6583"/>
  </office:meta>
</office:document-meta>
</file>